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italic" style:font-style-asian="italic" style:font-style-complex="italic"/>
    </style:style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Some italics text with an embedded text in a list</text:p>
        </text:list-item>
        <text:list-item>
          <text:p text:style-name="P1">which is continued in the next list item</text:p>
          <text:list>
            <text:list-item>
              <text:p text:style-name="P1">and even in a subitem</text:p>
            </text:list-item>
            <text:list-item>
              <text:p text:style-name="P1">and its sibbling.</text:p>
            </text:list-item>
          </text:list>
        </text:list-item>
        <text:list-item>
          <text:p text:style-name="P1">Almost the whole list is itali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6T13:14:32</meta:creation-date>
    <dc:creator>Bernhard Haumacher</dc:creator>
    <dc:date>2007-05-26T13:16:37</dc:date>
    <dc:language>de-DE</dc:language>
    <meta:editing-cycles>2</meta:editing-cycles>
    <meta:editing-duration>PT2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2" meta:character-count="159"/>
  </office:meta>
</office:document-meta>
</file>